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cee0e" draw:textarea-horizontal-align="justify" draw:textarea-vertical-align="middle" draw:auto-grow-height="false" fo:min-height="4.251cm" fo:min-width="7.408cm"/>
      <style:paragraph-properties style:writing-mode="lr-tb"/>
    </style:style>
    <style:style style:name="gr2" style:family="graphic" style:parent-style-name="standard">
      <style:graphic-properties draw:fill-color="#00a0fc" draw:textarea-horizontal-align="justify" draw:textarea-vertical-align="middle" draw:auto-grow-height="false" fo:min-height="4.038cm" fo:min-width="11.038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fill-color="#2cee0e" draw:textarea-horizontal-align="justify" draw:textarea-vertical-align="middle" draw:auto-grow-height="false" fo:min-height="2.58cm" fo:min-width="5.334cm"/>
      <style:paragraph-properties style:writing-mode="lr-tb"/>
    </style:style>
    <style:style style:name="gr6" style:family="graphic" style:parent-style-name="standard">
      <style:graphic-properties draw:fill-color="#2cee0e" draw:textarea-horizontal-align="justify" draw:textarea-vertical-align="middle" draw:auto-grow-height="false" fo:min-height="2.756cm" fo:min-width="5.334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2cee0e"/>
      <style:paragraph-properties fo:text-align="center"/>
    </style:style>
    <style:style style:name="P3" style:family="paragraph">
      <loext:graphic-properties draw:fill-color="#00a0fc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3cm" svg:height="4.5cm" svg:x="4.75cm" svg:y="3cm">
          <text:p text:style-name="P1">Main func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2" draw:id="id2" draw:layer="layout" svg:width="12cm" svg:height="4.75cm" svg:x="5.25cm" svg:y="10cm">
          <text:p text:style-name="P1">Starts DISCORD BOT client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7.75cm" svg:y1="5.25cm" svg:x2="17.75cm" svg:y2="5.25cm" draw:start-shape="id1" draw:end-shape="id1" svg:d="M17750 5250z" svg:viewBox="0 0 1 1">
          <text:p/>
        </draw:connector>
        <draw:connector draw:style-name="gr4" draw:text-style-name="P4" draw:layer="layout" draw:type="curve" svg:x1="11.25cm" svg:y1="7.5cm" svg:x2="11.25cm" svg:y2="10cm" draw:start-shape="id1" draw:start-glue-point="8" draw:end-shape="id2" draw:end-glue-point="0" svg:d="M11250 7500v2500" svg:viewBox="0 0 1 2501">
          <text:p/>
        </draw:connector>
        <draw:custom-shape draw:style-name="gr5" draw:text-style-name="P2" xml:id="id3" draw:id="id3" draw:layer="layout" svg:width="8.25cm" svg:height="4cm" svg:x="7cm" svg:y="16.25cm">
          <text:p text:style-name="P1">Starts TUI th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2cm" svg:height="4.75cm" svg:x="5.5cm" svg:y="21.75cm">
          <text:p text:style-name="P1">Sets up terminal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12cm" svg:height="4.75cm" svg:x="5.5cm" svg:y="28.5cm">
          <text:p text:style-name="P1">Sets guild_names vector into app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8.25cm" svg:height="4.25cm" svg:x="7.5cm" svg:y="35.75cm">
          <text:p text:style-name="P1">Starts run_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11.25cm" svg:y1="14.75cm" svg:x2="11.125cm" svg:y2="16.25cm" draw:start-shape="id2" draw:start-glue-point="2" draw:end-shape="id3" draw:end-glue-point="4" svg:d="M11250 14750c0 1126-125 377-125 1500" svg:viewBox="0 0 126 1501">
          <text:p/>
        </draw:connector>
        <draw:connector draw:style-name="gr8" draw:text-style-name="P4" draw:layer="layout" draw:type="curve" svg:x1="11.125cm" svg:y1="20.25cm" svg:x2="11.5cm" svg:y2="21.75cm" draw:start-shape="id3" draw:start-glue-point="8" draw:end-shape="id4" draw:end-glue-point="0" svg:d="M11125 20250c0 1126 375 377 375 1500" svg:viewBox="0 0 376 1501">
          <text:p/>
        </draw:connector>
        <draw:connector draw:style-name="gr9" draw:text-style-name="P4" draw:layer="layout" draw:type="curve" svg:x1="11.5cm" svg:y1="26.5cm" svg:x2="11.5cm" svg:y2="28.5cm" draw:start-shape="id4" draw:start-glue-point="2" draw:end-shape="id5" draw:end-glue-point="0" svg:d="M11500 26500v2000" svg:viewBox="0 0 1 2001">
          <text:p/>
        </draw:connector>
        <draw:connector draw:style-name="gr10" draw:text-style-name="P4" draw:layer="layout" draw:type="curve" svg:x1="11.5cm" svg:y1="33.25cm" svg:x2="11.625cm" svg:y2="35.75cm" draw:start-shape="id5" draw:start-glue-point="2" draw:end-shape="id6" draw:end-glue-point="4" svg:d="M11500 33250c0 1876 125 627 125 2500" svg:viewBox="0 0 126 2501">
          <text:p/>
        </draw:connector>
        <draw:custom-shape draw:style-name="gr2" draw:text-style-name="P3" xml:id="id7" draw:id="id7" draw:layer="layout" svg:width="12cm" svg:height="4.75cm" svg:x="6cm" svg:y="42cm">
          <text:p text:style-name="P1">Has a loop which draws the terminal(calls the ui function) and checks for keybin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8" draw:id="id8" draw:layer="layout" svg:width="8.25cm" svg:height="4.25cm" svg:x="8cm" svg:y="49.25cm">
          <text:p text:style-name="P1">Starts UI function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1.625cm" svg:y1="40cm" svg:x2="12cm" svg:y2="42cm" draw:start-shape="id6" draw:start-glue-point="8" draw:end-shape="id7" draw:end-glue-point="0" svg:d="M11625 40000c0 1501 375 502 375 2000" svg:viewBox="0 0 376 2001">
          <text:p/>
        </draw:connector>
        <draw:connector draw:style-name="gr12" draw:text-style-name="P4" draw:layer="layout" draw:type="curve" svg:x1="12cm" svg:y1="46.75cm" svg:x2="12.125cm" svg:y2="49.25cm" draw:start-shape="id7" draw:start-glue-point="2" draw:end-shape="id8" draw:end-glue-point="4" svg:d="M12000 46750c0 1876 125 627 125 2500" svg:viewBox="0 0 126 2501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4T21:24:47.191358390</meta:creation-date>
    <dc:date>2022-07-24T21:35:05.704070550</dc:date>
    <meta:editing-duration>PT8S</meta:editing-duration>
    <meta:editing-cycles>1</meta:editing-cycles>
    <meta:document-statistic meta:object-count="16"/>
    <meta:generator>LibreOffice/7.3.4.2$Linux_X86_64 LibreOffice_project/30$Build-2</meta:generator>
  </office:meta>
</office:document-meta>
</file>